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51pt"/>
    </style:style>
    <style:style style:name="co4" style:family="table-column">
      <style:table-column-properties fo:break-before="auto" style:column-width="127.19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Ven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015" table:default-cell-style-name="ce1"/>
        <table:table-column table:style-name="co2" table:default-cell-style-name="ce4"/>
        <table:table-row table:style-name="ro1">
          <table:table-cell office:value-type="string" calcext:value-type="string">
            <text:p>S-Works Venge ViAS Di2</text:p>
          </table:table-cell>
          <table:table-cell/>
          <table:table-cell table:style-name="ce3" table:formula="of:=OFFSET([.$A$1];(ROW()-1)*6;0)" office:value-type="string" office:string-value="S-Works Venge ViAS Di2" calcext:value-type="string">
            <text:p>S-Works Venge ViAS Di2</text:p>
          </table:table-cell>
          <table:table-cell table:style-name="ce3" table:formula="of:=OFFSET([.$A$2];(ROW()-1)*6;0)" office:value-type="string" office:string-value="12900" calcext:value-type="string">
            <text:p>12900</text:p>
          </table:table-cell>
          <table:table-cell table:style-name="ce3" table:formula="of:=OFFSET([.$A$3];(ROW()-1)*6;0)" office:value-type="string" office:string-value="all" calcext:value-type="string">
            <text:p>all</text:p>
          </table:table-cell>
          <table:table-cell table:style-name="ce3" table:formula="of:=OFFSET([.$A$4];(ROW()-1)*6;0)" office:value-type="string" office:string-value="Dura-Ace Di2" calcext:value-type="string">
            <text:p>Dura-Ace Di2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12900</text:p>
          </table:table-cell>
          <table:table-cell/>
          <table:table-cell table:style-name="ce3" table:formula="of:=OFFSET([.$A$1];(ROW()-1)*6;0)" office:value-type="string" office:string-value="Venge Pro ViAS" calcext:value-type="string">
            <text:p>Venge Pro ViAS</text:p>
          </table:table-cell>
          <table:table-cell table:style-name="ce3" table:formula="of:=OFFSET([.$A$2];(ROW()-1)*6;0)" office:value-type="string" office:string-value="8200" calcext:value-type="string">
            <text:p>8200</text:p>
          </table:table-cell>
          <table:table-cell table:style-name="ce3" table:formula="of:=OFFSET([.$A$3];(ROW()-1)*6;0)" office:value-type="string" office:string-value="all" calcext:value-type="string">
            <text:p>all</text:p>
          </table:table-cell>
          <table:table-cell table:style-name="ce3" table:formula="of:=OFFSET([.$A$4];(ROW()-1)*6;0)" office:value-type="string" office:string-value="Dura-Ace" calcext:value-type="string">
            <text:p>Dura-Ace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all</text:p>
          </table:table-cell>
          <table:table-cell/>
          <table:table-cell table:style-name="ce3" table:formula="of:=OFFSET([.$A$1];(ROW()-1)*6;0)" office:value-type="string" office:string-value="Venge Pro " calcext:value-type="string">
            <text:p>Venge Pro </text:p>
          </table:table-cell>
          <table:table-cell table:style-name="ce3" table:formula="of:=OFFSET([.$A$2];(ROW()-1)*6;0)" office:value-type="string" office:string-value="5700" calcext:value-type="string">
            <text:p>5700</text:p>
          </table:table-cell>
          <table:table-cell table:style-name="ce3" table:formula="of:=OFFSET([.$A$3];(ROW()-1)*6;0)" office:value-type="string" office:string-value="All" calcext:value-type="string">
            <text:p>All</text:p>
          </table:table-cell>
          <table:table-cell table:style-name="ce3" table:formula="of:=OFFSET([.$A$4];(ROW()-1)*6;0)" office:value-type="string" office:string-value="Dura-Ace" calcext:value-type="string">
            <text:p>Dura-Ace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ura-Ace Di2</text:p>
          </table:table-cell>
          <table:table-cell/>
          <table:table-cell table:style-name="ce3" table:formula="of:=OFFSET([.$A$1];(ROW()-1)*6;0)" office:value-type="string" office:string-value="Venge Expert" calcext:value-type="string">
            <text:p>Venge Expert</text:p>
          </table:table-cell>
          <table:table-cell table:style-name="ce3" table:formula="of:=OFFSET([.$A$2];(ROW()-1)*6;0)" office:value-type="string" office:string-value="3600" calcext:value-type="string">
            <text:p>3600</text:p>
          </table:table-cell>
          <table:table-cell table:style-name="ce3" table:formula="of:=OFFSET([.$A$3];(ROW()-1)*6;0)" office:value-type="string" office:string-value="All" calcext:value-type="string">
            <text:p>All</text:p>
          </table:table-cell>
          <table:table-cell table:style-name="ce3" table:formula="of:=OFFSET([.$A$4];(ROW()-1)*6;0)" office:value-type="string" office:string-value="Ultegra" calcext:value-type="string">
            <text:p>Ultegra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3" table:formula="of:=OFFSET([.$A$1];(ROW()-1)*6;0)" office:value-type="string" office:string-value="Venge Elite" calcext:value-type="string">
            <text:p>Venge Elite</text:p>
          </table:table-cell>
          <table:table-cell table:style-name="ce3" table:formula="of:=OFFSET([.$A$2];(ROW()-1)*6;0)" office:value-type="string" office:string-value="2800" calcext:value-type="string">
            <text:p>2800</text:p>
          </table:table-cell>
          <table:table-cell table:style-name="ce3" table:formula="of:=OFFSET([.$A$3];(ROW()-1)*6;0)" office:value-type="string" office:string-value="All" calcext:value-type="string">
            <text:p>All</text:p>
          </table:table-cell>
          <table:table-cell table:style-name="ce3" table:formula="of:=OFFSET([.$A$4];(ROW()-1)*6;0)" office:value-type="float" office:value="105" calcext:value-type="float">
            <text:p>105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3"/>
          <table:table-cell table:number-columns-repeated="1016"/>
        </table:table-row>
        <table:table-row table:style-name="ro2">
          <table:table-cell office:value-type="string" calcext:value-type="string">
            <text:p>Venge Pro ViAS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2">
          <table:table-cell table:style-name="ce2" office:value-type="string" calcext:value-type="string">
            <text:p>8200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2">
          <table:table-cell office:value-type="string" calcext:value-type="string">
            <text:p>Dura-Ace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enge Pro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57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a-Ac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enge Exper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36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tegr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enge Elit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28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</text:p>
          </table:table-cell>
          <table:table-cell table:number-columns-repeated="1023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" table:style-name="ta1">
        <table:table-column table:style-name="co2" table:default-cell-style-name="Default"/>
        <table:table-row table:style-name="ro2">
          <table:table-cell office:value-type="string" calcext:value-type="string">
            <text:p>Venge</text:p>
          </table:table-cell>
        </table:table-row>
        <table:table-row table:style-name="ro2">
          <table:table-cell office:value-type="string" calcext:value-type="string">
            <text:p>S-Works ViAS Di2</text:p>
          </table:table-cell>
        </table:table-row>
        <table:table-row table:style-name="ro2">
          <table:table-cell office:value-type="string" calcext:value-type="string">
            <text:p>Pro ViAS</text:p>
          </table:table-cell>
        </table:table-row>
        <table:table-row table:style-name="ro2">
          <table:table-cell office:value-type="string" calcext:value-type="string">
            <text:p>Pro </text:p>
          </table:table-cell>
        </table:table-row>
        <table:table-row table:style-name="ro2">
          <table:table-cell office:value-type="string" calcext:value-type="string">
            <text:p>Expert</text:p>
          </table:table-cell>
        </table:table-row>
        <table:table-row table:style-name="ro2">
          <table:table-cell office:value-type="string" calcext:value-type="string">
            <text:p>Elite</text:p>
          </table:table-cell>
        </table:table-row>
        <table:table-row table:style-name="ro2">
          <table:table-cell office:value-type="string" calcext:value-type="string">
            <text:p>12900</text:p>
          </table:table-cell>
        </table:table-row>
        <table:table-row table:style-name="ro2">
          <table:table-cell office:value-type="string" calcext:value-type="string">
            <text:p>8200</text:p>
          </table:table-cell>
        </table:table-row>
        <table:table-row table:style-name="ro2">
          <table:table-cell office:value-type="string" calcext:value-type="string">
            <text:p>5700</text:p>
          </table:table-cell>
        </table:table-row>
        <table:table-row table:style-name="ro2">
          <table:table-cell office:value-type="string" calcext:value-type="string">
            <text:p>3600</text:p>
          </table:table-cell>
        </table:table-row>
        <table:table-row table:style-name="ro2">
          <table:table-cell office:value-type="string" calcext:value-type="string">
            <text:p>2800</text:p>
          </table:table-cell>
        </table:table-row>
        <table:table-row table:style-name="ro2"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all</text:p>
          </table:table-cell>
        </table:table-row>
        <table:table-row table:style-name="ro2">
          <table:table-cell office:value-type="string" calcext:value-type="string">
            <text:p>Dura-Ace Di2</text:p>
          </table:table-cell>
        </table:table-row>
        <table:table-row table:style-name="ro2">
          <table:table-cell office:value-type="string" calcext:value-type="string">
            <text:p>Dura-Ace</text:p>
          </table:table-cell>
        </table:table-row>
        <table:table-row table:style-name="ro2">
          <table:table-cell office:value-type="string" calcext:value-type="string">
            <text:p>Dura-Ace</text:p>
          </table:table-cell>
        </table:table-row>
        <table:table-row table:style-name="ro2">
          <table:table-cell office:value-type="string" calcext:value-type="string">
            <text:p>Ultegra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3:08:21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3:09:10.943000000</dc:date>
    <meta:editing-duration>PT21M7S</meta:editing-duration>
    <meta:editing-cycles>7</meta:editing-cycles>
    <meta:generator>LibreOffice/5.0.5.2$Windows_X86_64 LibreOffice_project/55b006a02d247b5f7215fc6ea0fde844b30035b3</meta:generator>
    <meta:document-statistic meta:table-count="2" meta:cell-count="61" meta:object-count="0"/>
  </office:meta>
</office:document-meta>
</file>